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5.25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4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36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104%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82cm" fo:margin-bottom="0cm" fo:line-height="104%" fo:text-align="center" text:enable-numbering="false" fo:text-indent="0cm" style:punctuation-wrap="hanging" style:line-break="strict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684cm" fo:margin-right="0cm" fo:margin-top="0.282cm" fo:margin-bottom="0cm" fo:line-height="104%" text:enable-numbering="true" fo:text-indent="-1.684cm" style:punctuation-wrap="hanging" style:line-break="strict"/>
    </style:style>
    <style:style style:name="P7" style:family="paragraph">
      <style:paragraph-properties fo:margin-left="2.742cm" fo:margin-right="0cm" fo:margin-top="0.246cm" fo:margin-bottom="0cm" fo:line-height="104%" text:enable-numbering="false" fo:text-indent="-1.472cm" style:punctuation-wrap="hanging" style:line-break="strict"/>
    </style:style>
    <style:style style:name="P8" style:family="paragraph">
      <style:paragraph-properties fo:margin-left="0.943cm" fo:margin-right="0cm" fo:text-indent="-0.943cm" style:writing-mode="lr-tb"/>
    </style:style>
    <style:style style:name="P9" style:family="paragraph">
      <style:paragraph-properties fo:margin-left="0cm" fo:margin-right="0cm" fo:line-height="98%" text:enable-numbering="false" fo:text-indent="0cm" style:punctuation-wrap="hanging" style:line-break="strict"/>
    </style:style>
    <style:style style:name="P10" style:family="paragraph">
      <style:paragraph-properties fo:margin-left="0.943cm" fo:margin-right="0cm" fo:margin-top="0.282cm" fo:margin-bottom="0cm" fo:line-height="98%" text:enable-numbering="true" fo:text-indent="-0.943cm" style:punctuation-wrap="hanging" style:line-break="strict"/>
    </style:style>
    <style:style style:name="P11" style:family="paragraph">
      <style:paragraph-properties fo:margin-left="0.943cm" fo:margin-right="0cm" fo:margin-top="0.282cm" fo:margin-bottom="0cm" fo:line-height="101%" text:enable-numbering="true" fo:text-indent="-0.943cm" style:punctuation-wrap="hanging" style:line-break="strict"/>
    </style:style>
    <style:style style:name="P12" style:family="paragraph">
      <style:paragraph-properties fo:margin-left="0cm" fo:margin-right="0cm" fo:text-indent="0cm" style:writing-mode="lr-tb"/>
      <style:text-properties fo:font-size="40pt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 fo:font-size="40pt" fo:language="en" fo:country="GB" style:font-size-asian="40pt" style:font-size-complex="40pt"/>
    </style:style>
    <style:style style:name="T2" style:family="text">
      <style:text-properties fo:color="#000000" style:text-line-through-style="none" style:text-position="0% 100%" fo:font-family="Arial" style:font-pitch="variable" fo:font-size="32pt" fo:language="en" fo:country="GB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font-relief="none"/>
    </style:style>
    <style:style style:name="T3" style:family="text">
      <style:text-properties fo:language="en" fo:country="GB"/>
    </style:style>
    <style:style style:name="T4" style:family="text">
      <style:text-properties fo:font-size="16pt" fo:language="en" fo:country="GB" style:font-size-asian="16pt" style:font-size-complex="16pt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font-size="40pt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684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47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94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id="id1" draw:layer="layout" svg:width="21.59cm" svg:height="5.513cm" svg:x="1.905cm" svg:y="5.208cm" presentation:class="title" presentation:user-transformed="true">
          <draw:text-box>
            <text:p text:style-name="P1"><text:span text:style-name="T1">TEMA 3. REDES</text:span></text:p>
          </draw:text-box>
        </draw:frame>
        <draw:frame presentation:style-name="pr2" draw:text-style-name="P2" draw:id="id3" draw:layer="layout" svg:width="17.78cm" svg:height="4.869cm" svg:x="3.81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id="id2" text:style-name="P3"><text:span text:style-name="T2">IES EDUARDO VALENCIA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magnify">
                  <anim:set smil:begin="0s" smil:dur="0.001s" smil:fill="hold" smil:targetElement="id1" smil:attributeName="visibility" smil:to="visible"/>
                  <anim:transitionFilter smil:dur="0.77s" smil:fill="hold" smil:decelerate="1" smil:targetElement="id1" smil:type="fade" smil:subtype="crossfade"/>
                  <anim:animateTransform smil:dur="0.77s" smil:fill="hold" smil:decelerate="1" smil:targetElement="id1" smil:from="0.1,0.1" smil:to="2,4.5" presentation:additive="base" svg:type="scale"/>
                  <anim:animateTransform smil:begin="0.77s" smil:dur="1.229s" smil:fill="hold" smil:accelerate="1" smil:targetElement="id1" smil:from="2,4.5" smil:to="1,1" presentation:additive="base" svg:type="scale"/>
                  <anim:set smil:dur="0.77s" smil:fill="hold" smil:targetElement="id1" smil:attributeName="x" smil:to="(0.5)"/>
                  <anim:animate smil:begin="0.77s" smil:dur="1.229s" smil:fill="hold" smil:accelerate="1" smil:targetElement="id1" smil:attributeName="x" smil:from="(0.5)" smil:to="(x)" presentation:additive="base"/>
                  <anim:set smil:dur="0.77s" smil:fill="hold" smil:targetElement="id1" smil:attributeName="y" smil:to="(y+0.4)"/>
                  <anim:animate smil:begin="0.77s" smil:dur="1.229s" smil:fill="hold" smil:accelerate="1" smil:targetElement="id1" smil:attributeName="y" smil:from="(y+0.4)" smil:to="(y)" presentation:additive="ba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 presentation:additive="base"/>
                  <anim:animate smil:begin="0s" smil:dur="0.5s" smil:fill="hold" smil:decelerate="0.5" smil:targetElement="id2" anim:sub-item="text" smil:attributeName="width" smil:values="width;width*.05" smil:keyTimes="0;1" presentation:additive="base"/>
                  <anim:animate smil:begin="0.5s" smil:dur="0.5s" smil:fill="hold" smil:accelerate="0.5" smil:targetElement="id2" anim:sub-item="text" smil:attributeName="width" smil:values="width*.05;width" smil:keyTimes="0;1" presentation:additive="base"/>
                  <anim:animate smil:dur="1s" smil:fill="hold" smil:targetElement="id2" anim:sub-item="text" smil:attributeName="height" smil:values="height;height" smil:keyTimes="0;1" presentation:additive="base"/>
                  <anim:animate smil:begin="0s" smil:dur="0.5s" smil:fill="hold" smil:decelerate="0.5" smil:targetElement="id2" anim:sub-item="text" smil:attributeName="x" smil:values="x+.4;x" smil:keyTimes="0;1" presentation:additive="base"/>
                  <anim:animate smil:begin="0s" smil:dur="0.5s" smil:fill="hold" smil:decelerate="0.5" smil:targetElement="id2" anim:sub-item="text" smil:attributeName="y" smil:values="y-.2;y+.1" smil:keyTimes="0;1" presentation:additive="base"/>
                  <anim:animate smil:begin="0.5s" smil:dur="0.5s" smil:fill="hold" smil:accelerate="0.5" smil:targetElement="id2" anim:sub-item="text" smil:attributeName="y" smil:values="y+.1;y" smil:keyTimes="0;1" presentation:additive="base"/>
                  <anim:transitionFilter smil:begin="0s" smil:dur="1s" smil:fill="hold" smil:decelerate="0.5" smil:targetElement="id2" anim:sub-item="text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1" smil:attributeName="visibility" smil:to="visible"/>
                  <anim:animate smil:dur="1s" smil:fill="hold" smil:targetElement="id1" smil:attributeName="width" smil:values="0;width" smil:keyTimes="0;1" presentation:additive="base"/>
                  <anim:animate smil:dur="1s" smil:fill="hold" smil:targetElement="id1" smil:attributeName="height" smil:values="0;height" smil:keyTimes="0;1" presentation:additive="base"/>
                  <anim:animate smil:dur="1s" smil:fill="hold" smil:targetElement="id1" smil:attributeName="x" smil:values="0;1" smil:keyTimes="0;1" anim:formula="x+(cos(-2*pi*(1-$))*-x-sin(-2*pi*(1-$))*(1-y))*(1-$)" presentation:additive="base"/>
                  <anim:animate smil:dur="1s" smil:fill="hold" smil:targetElement="id1" smil:attributeName="y" smil:values="0;1" smil:keyTimes="0;1" anim:formula="y+(sin(-2*pi*(1-$))*-x+cos(-2*pi*(1-$))*(1-y))*(1-$)" presentation:additive="ba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1+width/2;x" smil:keyTimes="0;1" presentation:additive="base"/>
                  <anim:animate smil:dur="0.5s" smil:fill="hold" smil:targetElement="id3" smil:attributeName="y" smil:values="0-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1" draw:text-style-name="P4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id="id4" draw:layer="layout" svg:width="22.86cm" svg:height="3.176cm" svg:x="1.27cm" svg:y="0.762cm" presentation:class="title" presentation:user-transformed="true">
          <draw:text-box>
            <text:p text:style-name="P1"><text:span text:style-name="T3">ÍNDICE</text:span></text:p>
          </draw:text-box>
        </draw:frame>
        <draw:frame presentation:style-name="pr5" draw:text-style-name="P8" draw:id="id5" draw:layer="layout" svg:width="22.86cm" svg:height="13.68cm" svg:x="1.27cm" svg:y="4.444cm" presentation:class="outline" presentation:user-transformed="true">
          <draw:text-box>
            <text:list text:style-name="L3">
              <text:list-item>
                <text:p text:style-name="P6"><text:span text:style-name="T4">INTRODUCCIÓN. DEFINICIÓN DE RED</text:span></text:p>
              </text:list-item>
            </text:list>
            <text:list text:style-name="L3" text:continue-numbering="true">
              <text:list-item>
                <text:p text:style-name="P6"><text:span text:style-name="T4">REDES LOCALES Y REDES GLOBALES. RED WAN, LAN Y VPN</text:span></text:p>
              </text:list-item>
            </text:list>
            <text:list text:style-name="L3" text:continue-numbering="true">
              <text:list-item>
                <text:p text:style-name="P6"><text:span text:style-name="T4">DIRECCIÓN IP. DNS. PROTOCOLOS HTTP, HTML.</text:span></text:p>
              </text:list-item>
            </text:list>
            <text:list text:style-name="L3" text:continue-numbering="true">
              <text:list-item>
                <text:p text:style-name="P6"><text:span text:style-name="T4">GRUPOS DE TRABAJO Y NOMBRES DE EQUIPO Y DE USUARIO.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animate smil:dur="1s" smil:fill="hold" smil:targetElement="id4" smil:attributeName="width" smil:values="0;width" smil:keyTimes="0;1" presentation:additive="base"/>
                  <anim:animate smil:dur="1s" smil:fill="hold" smil:targetElement="id4" smil:attributeName="height" smil:values="0;height" smil:keyTimes="0;1" presentation:additive="base"/>
                  <anim:animate smil:dur="1s" smil:fill="hold" smil:targetElement="id4" smil:attributeName="x" smil:values="0;1" smil:keyTimes="0;1" anim:formula="x+(cos(-2*pi*(1-$))*-x-sin(-2*pi*(1-$))*(1-y))*(1-$)" presentation:additive="base"/>
                  <anim:animate smil:dur="1s" smil:fill="hold" smil:targetElement="id4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0;width" smil:keyTimes="0;1" presentation:additive="base"/>
                  <anim:animate smil:dur="1s" smil:fill="hold" smil:targetElement="id5" smil:attributeName="height" smil:values="0;height" smil:keyTimes="0;1" presentation:additive="base"/>
                  <anim:animate smil:dur="1s" smil:fill="hold" smil:targetElement="id5" smil:attributeName="x" smil:values="0;1" smil:keyTimes="0;1" anim:formula="x+(cos(-2*pi*(1-$))*-x-sin(-2*pi*(1-$))*(1-y))*(1-$)" presentation:additive="base"/>
                  <anim:animate smil:dur="1s" smil:fill="hold" smil:targetElement="id5" smil:attributeName="y" smil:values="0;1" smil:keyTimes="0;1" anim:formula="y+(sin(-2*pi*(1-$))*-x+cos(-2*pi*(1-$))*(1-y))*(1-$)" presentation:additive="base"/>
                </anim:par>
              </anim:par>
            </anim:par>
          </anim:seq>
        </anim:par>
        <presentation:notes draw:style-name="dp2">
          <draw:custom-shape draw:style-name="gr1" draw:text-style-name="P4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2" draw:id="id6" draw:layer="layout" svg:width="22.856cm" svg:height="3.816cm" svg:x="1.27cm" svg:y="0.44cm" presentation:class="title" presentation:user-transformed="true">
          <draw:text-box>
            <text:p text:style-name="P9"><text:span text:style-name="T3">1 INTRODUCCIÓN. DEFINICIÓN DE RED</text:span></text:p>
          </draw:text-box>
        </draw:frame>
        <draw:frame presentation:style-name="pr7" draw:text-style-name="P8" draw:id="id7" draw:layer="layout" svg:width="22.856cm" svg:height="12.322cm" svg:x="1.27cm" svg:y="4.444cm" presentation:class="outline" presentation:user-transformed="true">
          <draw:text-box>
            <text:list text:style-name="L5">
              <text:list-item>
                <text:p text:id="id8" text:style-name="P10"><text:span text:style-name="T3">RED DE ORDENADORES: CONJUNTOS DE DOS O MÁS ORDENADORES QUE PUEDEN INTERCAMBIAR INFORMACIÓN ENTRE SÍ.</text:span></text:p>
              </text:list-item>
            </text:list>
            <text:list text:style-name="L5">
              <text:list-item>
                <text:p text:id="id9" text:style-name="P11"><text:span text:style-name="T3">PARA PODER INTERCAMBIAR INFORMACIÓN ENTRE DOS ORDENADORES, SON NECESARIOS UNA SERIE DE REQUISITOS: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 presentation:additive="base"/>
                  <anim:animate smil:dur="0.5s" smil:fill="hold" smil:targetElement="id6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 presentation:additive="base"/>
                  <anim:animate smil:dur="1s" smil:fill="hold" smil:targetElement="id7" smil:attributeName="height" smil:values="0;height" smil:keyTimes="0;1" presentation:additive="base"/>
                  <anim:animate smil:dur="1s" smil:fill="hold" smil:targetElement="id7" smil:attributeName="x" smil:values="0;1" smil:keyTimes="0;1" anim:formula="x+(cos(-2*pi*(1-$))*-x-sin(-2*pi*(1-$))*(1-y))*(1-$)" presentation:additive="base"/>
                  <anim:animate smil:dur="1s" smil:fill="hold" smil:targetElement="id7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8" smil:attributeName="visibility" smil:to="visible"/>
                  <anim:animate smil:dur="1s" smil:fill="hold" smil:targetElement="id8" smil:attributeName="width" smil:values="0;width" smil:keyTimes="0;1" presentation:additive="base"/>
                  <anim:animate smil:dur="1s" smil:fill="hold" smil:targetElement="id8" smil:attributeName="height" smil:values="0;height" smil:keyTimes="0;1" presentation:additive="base"/>
                  <anim:animate smil:dur="1s" smil:fill="hold" smil:targetElement="id8" smil:attributeName="x" smil:values="0;1" smil:keyTimes="0;1" anim:formula="x+(cos(-2*pi*(1-$))*-x-sin(-2*pi*(1-$))*(1-y))*(1-$)" presentation:additive="base"/>
                  <anim:animate smil:dur="1s" smil:fill="hold" smil:targetElement="id8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 presentation:additive="base"/>
                  <anim:animate smil:dur="0.5s" smil:fill="hold" smil:targetElement="id9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layer="layout" svg:width="0.004cm" svg:height="44.529cm" svg:x="0cm" svg:y="-20.333cm" draw:page-number="3"/>
          <draw:frame presentation:style-name="pr3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2" draw:id="id10" draw:layer="layout" svg:width="22.856cm" svg:height="3.816cm" svg:x="1.27cm" svg:y="0.44cm" presentation:class="title" presentation:user-transformed="true">
          <draw:text-box>
            <text:p text:style-name="P9"><text:span text:style-name="T3">1 INTRODUCCIÓN. DEFINICIÓN DE RED</text:span></text:p>
          </draw:text-box>
        </draw:frame>
        <draw:frame presentation:style-name="pr7" draw:text-style-name="P8" draw:id="id11" draw:layer="layout" svg:width="22.856cm" svg:height="12.322cm" svg:x="1.27cm" svg:y="4.444cm" presentation:class="outline" presentation:user-transformed="true">
          <draw:text-box>
            <text:list text:style-name="L6">
              <text:list-item>
                <text:p text:id="id12" text:style-name="P10"><text:span text:style-name="T3">Un medio de comunicación (cable, ondas de radio de tipo Wifi o Bluetooth...)‏</text:span></text:p>
              </text:list-item>
            </text:list>
            <text:list text:style-name="L6" text:continue-numbering="true">
              <text:list-item>
                <text:p text:id="id13" text:style-name="P11"><text:span text:style-name="T3">Un lenguaje común que entiendan ambos ordenadores (un protocolo)‏</text:span></text:p>
              </text:list-item>
            </text:list>
            <text:list text:style-name="L6" text:continue-numbering="true">
              <text:list-item>
                <text:p text:id="id14" text:style-name="P11"><text:span text:style-name="T3">Un hardware de comunicación adecuado: tarjetas de red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0" smil:attributeName="visibility" smil:to="visible"/>
                  <anim:animate smil:dur="5s" smil:fill="hold" smil:targetElement="id10" smil:attributeName="width" smil:values="width;width" smil:keyTimes="0;1" presentation:additive="base"/>
                  <anim:animate smil:dur="5s" smil:fill="hold" smil:targetElement="id10" smil:attributeName="height" smil:values="0;1" smil:keyTimes="0;1" anim:formula="height*sin(2.5*pi*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 presentation:additive="base"/>
                  <anim:animate smil:dur="0.5s" smil:fill="hold" smil:targetElement="id1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12" smil:attributeName="visibility" smil:to="visible"/>
                  <anim:animate smil:dur="1s" smil:fill="hold" smil:targetElement="id12" smil:attributeName="width" smil:values="0;width" smil:keyTimes="0;1" presentation:additive="base"/>
                  <anim:animate smil:dur="1s" smil:fill="hold" smil:targetElement="id12" smil:attributeName="height" smil:values="0;height" smil:keyTimes="0;1" presentation:additive="base"/>
                  <anim:animate smil:dur="1s" smil:fill="hold" smil:targetElement="id12" smil:attributeName="x" smil:values="0;1" smil:keyTimes="0;1" anim:formula="x+(cos(-2*pi*(1-$))*-x-sin(-2*pi*(1-$))*(1-y))*(1-$)" presentation:additive="base"/>
                  <anim:animate smil:dur="1s" smil:fill="hold" smil:targetElement="id12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13" smil:attributeName="visibility" smil:to="visible"/>
                  <anim:animate smil:dur="5s" smil:fill="hold" smil:targetElement="id13" smil:attributeName="width" smil:values="width;width" smil:keyTimes="0;1" presentation:additive="base"/>
                  <anim:animate smil:dur="5s" smil:fill="hold" smil:targetElement="id13" smil:attributeName="height" smil:values="0;1" smil:keyTimes="0;1" anim:formula="height*sin(2.5*pi*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14" smil:attributeName="visibility" smil:to="visible"/>
                  <anim:animate smil:dur="1s" smil:fill="hold" smil:targetElement="id14" smil:attributeName="width" smil:values="0;width" smil:keyTimes="0;1" presentation:additive="base"/>
                  <anim:animate smil:dur="1s" smil:fill="hold" smil:targetElement="id14" smil:attributeName="height" smil:values="0;height" smil:keyTimes="0;1" presentation:additive="base"/>
                  <anim:animate smil:dur="1s" smil:fill="hold" smil:targetElement="id14" smil:attributeName="x" smil:values="0;1" smil:keyTimes="0;1" anim:formula="x+(cos(-2*pi*(1-$))*-x-sin(-2*pi*(1-$))*(1-y))*(1-$)" presentation:additive="base"/>
                  <anim:animate smil:dur="1s" smil:fill="hold" smil:targetElement="id14" smil:attributeName="y" smil:values="0;1" smil:keyTimes="0;1" anim:formula="y+(sin(-2*pi*(1-$))*-x+cos(-2*pi*(1-$))*(1-y))*(1-$)" presentation:additive="base"/>
                </anim:par>
              </anim:par>
            </anim:par>
          </anim:seq>
        </anim:par>
        <presentation:notes draw:style-name="dp2">
          <draw:page-thumbnail draw:layer="layout" svg:width="0.004cm" svg:height="44.529cm" svg:x="0cm" svg:y="0cm" draw:page-number="4"/>
          <draw:frame presentation:style-name="pr3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2" draw:id="id15" draw:layer="layout" svg:width="22.856cm" svg:height="3.816cm" svg:x="1.27cm" svg:y="0.44cm" presentation:class="title" presentation:user-transformed="true">
          <draw:text-box>
            <text:p text:style-name="P9"><text:span text:style-name="T3">1 INTRODUCCIÓN. DEFINICIÓN DE RED</text:span></text:p>
          </draw:text-box>
        </draw:frame>
        <draw:frame presentation:style-name="pr7" draw:text-style-name="P8" draw:id="id16" draw:layer="layout" svg:width="22.856cm" svg:height="12.322cm" svg:x="1.27cm" svg:y="4.444cm" presentation:class="outline" presentation:user-transformed="true">
          <draw:text-box>
            <text:list text:style-name="L5">
              <text:list-item>
                <text:p text:id="id17" text:style-name="P10"><text:span text:style-name="T3">TARJETA DE RED: tarjeta de expansión <text:s/>que permite a nuestro ordenador intercambiar datos en un protocolo determinado con otros ordenadores.</text:span></text:p>
              </text:list-item>
            </text:list>
            <text:list text:style-name="L5">
              <text:list-item>
                <text:p text:id="id18" text:style-name="P11"><text:span text:style-name="T3">ROUTER/MODEM: dispositivo que conecta a nuestro ordenador con la línea red de redes internet mediante línea telefónica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 presentation:additive="base"/>
                  <anim:animate smil:dur="0.5s" smil:fill="hold" smil:targetElement="id16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17" smil:attributeName="visibility" smil:to="visible"/>
                  <anim:animate smil:dur="1s" smil:fill="hold" smil:targetElement="id17" smil:attributeName="width" smil:values="0;width" smil:keyTimes="0;1" presentation:additive="base"/>
                  <anim:animate smil:dur="1s" smil:fill="hold" smil:targetElement="id17" smil:attributeName="height" smil:values="0;height" smil:keyTimes="0;1" presentation:additive="base"/>
                  <anim:animate smil:dur="1s" smil:fill="hold" smil:targetElement="id17" smil:attributeName="x" smil:values="0;1" smil:keyTimes="0;1" anim:formula="x+(cos(-2*pi*(1-$))*-x-sin(-2*pi*(1-$))*(1-y))*(1-$)" presentation:additive="base"/>
                  <anim:animate smil:dur="1s" smil:fill="hold" smil:targetElement="id17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1+width/2;x" smil:keyTimes="0;1" presentation:additive="base"/>
                  <anim:animate smil:dur="0.5s" smil:fill="hold" smil:targetElement="id18" smil:attributeName="y" smil:values="0-height/2;y" smil:keyTimes="0;1" presentation:additive="base"/>
                </anim:par>
              </anim:par>
            </anim:par>
          </anim:seq>
        </anim:par>
        <presentation:notes draw:style-name="dp2">
          <draw:page-thumbnail draw:layer="layout" svg:width="0.004cm" svg:height="44.529cm" svg:x="0cm" svg:y="-19.129cm" draw:page-number="5"/>
          <draw:frame presentation:style-name="pr3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" draw:id="id19" draw:layer="layout" svg:width="22.856cm" svg:height="3.816cm" svg:x="1.27cm" svg:y="0.44cm" presentation:class="title" presentation:user-transformed="true">
          <draw:text-box>
            <text:p text:style-name="P9"><text:span text:style-name="T3">1 INTRODUCCIÓN. DEFINICIÓN DE RED</text:span></text:p>
          </draw:text-box>
        </draw:frame>
        <draw:frame presentation:style-name="pr7" draw:text-style-name="P8" draw:id="id20" draw:layer="layout" svg:width="22.856cm" svg:height="12.322cm" svg:x="1.27cm" svg:y="4.444cm" presentation:class="outline" presentation:user-transformed="true">
          <draw:text-box>
            <text:list text:style-name="L5">
              <text:list-item>
                <text:p text:id="id21" text:style-name="P10"><text:span text:style-name="T3">ROUTER WIFI (inalámbrico): tipo popular de router que se conecta a Internet mediante cable telefónico pero que envía los datos a nuestro ordenador mediante ondas de radio.</text:span></text:p>
              </text:list-item>
            </text:list>
            <text:list text:style-name="L5">
              <text:list-item>
                <text:p text:id="id22" text:style-name="P11"><text:span text:style-name="T3">Las tarjetas de red también pueden ser inalámbricas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 presentation:additive="base"/>
                  <anim:animate smil:dur="0.5s" smil:fill="hold" smil:targetElement="id19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20" smil:attributeName="visibility" smil:to="visible"/>
                  <anim:animate smil:dur="5s" smil:fill="hold" smil:targetElement="id20" smil:attributeName="width" smil:values="0;1" smil:keyTimes="0;1" anim:formula="width*sin(2.5*pi*$)" presentation:additive="base"/>
                  <anim:animate smil:dur="5s" smil:fill="hold" smil:targetElement="id20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1+width/2;x" smil:keyTimes="0;1" presentation:additive="base"/>
                  <anim:animate smil:dur="0.5s" smil:fill="hold" smil:targetElement="id2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 presentation:additive="base"/>
                  <anim:animate smil:dur="0.5s" smil:fill="hold" smil:targetElement="id22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layer="layout" svg:width="0.004cm" svg:height="44.529cm" svg:x="0cm" svg:y="0cm" draw:page-number="6"/>
          <draw:frame presentation:style-name="pr3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2" draw:id="id23" draw:layer="layout" svg:width="22.856cm" svg:height="3.816cm" svg:x="1.27cm" svg:y="0.44cm" presentation:class="title" presentation:user-transformed="true">
          <draw:text-box>
            <text:p text:style-name="P9"><text:span text:style-name="T3">2. REDES LOCALES Y REDES GLOBALES.</text:span></text:p>
          </draw:text-box>
        </draw:frame>
        <draw:frame presentation:style-name="pr7" draw:text-style-name="P8" draw:id="id24" draw:layer="layout" svg:width="22.856cm" svg:height="12.322cm" svg:x="1.27cm" svg:y="4.444cm" presentation:class="outline" presentation:user-transformed="true">
          <draw:text-box>
            <text:list text:style-name="L5">
              <text:list-item>
                <text:p text:id="id25" text:style-name="P10"><text:span text:style-name="T3">Red local LAN (Local Area Network): conjunto de ordenadores interconectados que comparten un mismo espacio físico, esto es, están en un mismo lugar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3" smil:attributeName="visibility" smil:to="visible"/>
                  <anim:animate smil:dur="1s" smil:fill="hold" smil:targetElement="id23" smil:attributeName="width" smil:values="0;width" smil:keyTimes="0;1" presentation:additive="base"/>
                  <anim:animate smil:dur="1s" smil:fill="hold" smil:targetElement="id23" smil:attributeName="height" smil:values="0;height" smil:keyTimes="0;1" presentation:additive="base"/>
                  <anim:animate smil:dur="1s" smil:fill="hold" smil:targetElement="id23" smil:attributeName="x" smil:values="0;1" smil:keyTimes="0;1" anim:formula="x+(cos(-2*pi*(1-$))*-x-sin(-2*pi*(1-$))*(1-y))*(1-$)" presentation:additive="base"/>
                  <anim:animate smil:dur="1s" smil:fill="hold" smil:targetElement="id23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presentation:group-id="0" smil:targetElement="id24" anim:sub-item="background" anim:iterate-type="by-word" anim:iterate-interval="9.9E-005s">
                  <anim:set smil:begin="0s" smil:dur="0.001s" smil:fill="hold" smil:attributeName="visibility" smil:to="visible"/>
                  <anim:animate smil:dur="1s" smil:fill="hold" smil:attributeName="width" smil:values="0;width" smil:keyTimes="0;1" presentation:additive="base"/>
                  <anim:animate smil:dur="1s" smil:fill="hold" smil:attributeName="height" smil:values="0;height" smil:keyTimes="0;1" presentation:additive="base"/>
                  <anim:animate smil:dur="1s" smil:fill="hold" smil:attributeName="x" smil:values="0;1" smil:keyTimes="0;1" anim:formula="x+(cos(-2*pi*(1-$))*-x-sin(-2*pi*(1-$))*(1-y))*(1-$)" presentation:additive="base"/>
                  <anim:animate smil:dur="1s" smil:fill="hold" smil:attributeName="y" smil:values="0;1" smil:keyTimes="0;1" anim:formula="y+(sin(-2*pi*(1-$))*-x+cos(-2*pi*(1-$))*(1-y))*(1-$)" presentation:additive="bas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presentation:group-id="0" smil:targetElement="id25" anim:sub-item="text" anim:iterate-type="by-word" anim:iterate-interval="9.9E-005s">
                  <anim:set smil:begin="0s" smil:dur="0.001s" smil:fill="hold" smil:attributeName="visibility" smil:to="visible"/>
                  <anim:animate smil:dur="1s" smil:fill="hold" smil:attributeName="width" smil:values="0;width" smil:keyTimes="0;1" presentation:additive="base"/>
                  <anim:animate smil:dur="1s" smil:fill="hold" smil:attributeName="height" smil:values="0;height" smil:keyTimes="0;1" presentation:additive="base"/>
                  <anim:animate smil:dur="1s" smil:fill="hold" smil:attributeName="x" smil:values="0;1" smil:keyTimes="0;1" anim:formula="x+(cos(-2*pi*(1-$))*-x-sin(-2*pi*(1-$))*(1-y))*(1-$)" presentation:additive="base"/>
                  <anim:animate smil:dur="1s" smil:fill="hold" smil:attributeName="y" smil:values="0;1" smil:keyTimes="0;1" anim:formula="y+(sin(-2*pi*(1-$))*-x+cos(-2*pi*(1-$))*(1-y))*(1-$)" presentation:additive="base"/>
                </anim:iterate>
              </anim:par>
            </anim:par>
          </anim:seq>
        </anim:par>
        <presentation:notes draw:style-name="dp2">
          <draw:page-thumbnail draw:layer="layout" svg:width="0.004cm" svg:height="44.529cm" svg:x="0cm" svg:y="-19.129cm" draw:page-number="7"/>
          <draw:frame presentation:style-name="pr3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2" draw:id="id26" draw:layer="layout" svg:width="22.856cm" svg:height="3.816cm" svg:x="1.27cm" svg:y="0.44cm" presentation:class="title" presentation:user-transformed="true">
          <draw:text-box>
            <text:p text:style-name="P9"><text:span text:style-name="T3">2. REDES LOCALES Y REDES GLOBALES.</text:span></text:p>
          </draw:text-box>
        </draw:frame>
        <draw:frame presentation:style-name="pr7" draw:text-style-name="P8" draw:id="id27" draw:layer="layout" svg:width="22.856cm" svg:height="12.322cm" svg:x="1.27cm" svg:y="4.444cm" presentation:class="outline" presentation:user-transformed="true">
          <draw:text-box>
            <text:list text:style-name="L5">
              <text:list-item>
                <text:p text:id="id28" text:style-name="P10"><text:span text:style-name="T3">Red local WAN (Wide Area Network): red de ordenadores interconectados que no comparten un mismo espacio, esto es, que están alejados una cierta distancia.</text:span></text:p>
              </text:list-item>
            </text:list>
            <text:list text:style-name="L5">
              <text:list-item>
                <text:p text:id="id29" text:style-name="P11"><text:span text:style-name="T3">La red Internet es el mejor ejemplo (aunque no el único) de una red de tipo WAN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6" smil:attributeName="visibility" smil:to="visible"/>
                  <anim:animate smil:dur="1s" smil:fill="hold" smil:targetElement="id26" smil:attributeName="width" smil:values="0;width" smil:keyTimes="0;1" presentation:additive="base"/>
                  <anim:animate smil:dur="1s" smil:fill="hold" smil:targetElement="id26" smil:attributeName="height" smil:values="0;height" smil:keyTimes="0;1" presentation:additive="base"/>
                  <anim:animate smil:dur="1s" smil:fill="hold" smil:targetElement="id26" smil:attributeName="x" smil:values="0;1" smil:keyTimes="0;1" anim:formula="x+(cos(-2*pi*(1-$))*-x-sin(-2*pi*(1-$))*(1-y))*(1-$)" presentation:additive="base"/>
                  <anim:animate smil:dur="1s" smil:fill="hold" smil:targetElement="id26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presentation:group-id="0" smil:targetElement="id27" anim:sub-item="background" anim:iterate-type="by-word" anim:iterate-interval="9.9E-005s">
                  <anim:set smil:begin="0s" smil:dur="0.001s" smil:fill="hold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presentation:group-id="0" smil:targetElement="id28" anim:sub-item="text" anim:iterate-type="by-word" anim:iterate-interval="9.9E-005s">
                  <anim:set smil:begin="0s" smil:dur="0.001s" smil:fill="hold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presentation:group-id="0" smil:targetElement="id29" anim:sub-item="text" anim:iterate-type="by-word" anim:iterate-interval="9.9E-005s">
                  <anim:set smil:begin="0s" smil:dur="0.001s" smil:fill="hold" smil:attributeName="visibility" smil:to="visible"/>
                </anim:iterate>
              </anim:par>
            </anim:par>
          </anim:seq>
        </anim:par>
        <presentation:notes draw:style-name="dp2">
          <draw:page-thumbnail draw:layer="layout" svg:width="0.004cm" svg:height="44.529cm" svg:x="0cm" svg:y="0cm" draw:page-number="8"/>
          <draw:frame presentation:style-name="pr3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2" draw:id="id30" draw:layer="layout" svg:width="22.856cm" svg:height="3.816cm" svg:x="1.27cm" svg:y="0.44cm" presentation:class="title" presentation:user-transformed="true">
          <draw:text-box>
            <text:p text:style-name="P9"><text:span text:style-name="T3">2. REDES LOCALES Y REDES GLOBALES.</text:span></text:p>
          </draw:text-box>
        </draw:frame>
        <draw:frame presentation:style-name="pr7" draw:text-style-name="P8" draw:id="id31" draw:layer="layout" svg:width="22.856cm" svg:height="12.322cm" svg:x="1.27cm" svg:y="4.444cm" presentation:class="outline" presentation:user-transformed="true">
          <draw:text-box>
            <text:list text:style-name="L5">
              <text:list-item>
                <text:p text:style-name="P10"><text:span text:style-name="T5">Red local VPN (Virtual Private Network): caso especial de redes corporativas en las que los ordenadores de una misma comunidad o empresa están interconectados, y en la que para conectarse y conseguir la información, hay que facilitar un número de identificación y una contraseña. Ejemplo: cajeros automáticos, universidades, empresas..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1" anim:iterate-type="by-word" anim:iterate-interval="0.05s">
                  <anim:set smil:begin="0s" smil:dur="0.001s" smil:fill="hold" smil:attributeName="visibility" smil:to="visible"/>
                  <anim:animate smil:dur="5s" smil:fill="hold" smil:attributeName="width" smil:values="width;width" smil:keyTimes="0;1" presentation:additive="base"/>
                  <anim:animate smil:dur="5s" smil:fill="hold" smil:attributeName="height" smil:values="0;1" smil:keyTimes="0;1" anim:formula="height*sin(2.5*pi*$)" presentation:additive="base"/>
                </anim:iterate>
              </anim:par>
            </anim:par>
          </anim:seq>
        </anim:par>
        <presentation:notes draw:style-name="dp2">
          <draw:page-thumbnail draw:layer="layout" svg:width="0.004cm" svg:height="44.529cm" svg:x="0cm" svg:y="-19.129cm" draw:page-number="9"/>
          <draw:frame presentation:style-name="pr3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12" draw:id="id32" draw:layer="layout" svg:width="22.856cm" svg:height="3.736cm" svg:x="1.27cm" svg:y="0.48cm" presentation:class="title" presentation:user-transformed="true">
          <draw:text-box>
            <text:p text:style-name="P9"><text:span text:style-name="T6">3. ELEMENTOS DE CONFIGURACIÓN EN UNA RED</text:span></text:p>
          </draw:text-box>
        </draw:frame>
        <draw:frame presentation:style-name="pr7" draw:text-style-name="P8" draw:id="id33" draw:layer="layout" svg:width="22.856cm" svg:height="13.823cm" svg:x="1.27cm" svg:y="4.444cm" presentation:class="outline" presentation:user-transformed="true">
          <draw:text-box>
            <text:list text:style-name="L5">
              <text:list-item>
                <text:p text:id="id34" text:style-name="P10"><text:span text:style-name="T5">DIRECCIÓN IP: conjunto de cuatro números entre 0 y 255, separados por puntos, que indican la dirección de nuestro ordenador.</text:span></text:p>
              </text:list-item>
            </text:list>
            <text:list text:style-name="L5">
              <text:list-item>
                <text:p text:id="id35" text:style-name="P10"><text:span text:style-name="T5">NOMBRE DE DOMINIO: en ocasiones, algunos ordenadores incluyen un nombres equivalente a su dirección IP, llamado nombre de dominio. Ej: </text:span><text:span text:style-name="T5"><text:a xlink:href="http://www.yahoo.es/">www.yahoo.es</text:a></text:span></text:p>
              </text:list-item>
            </text:list>
            <text:list text:style-name="L5">
              <text:list-item>
                <text:p text:id="id36" text:style-name="P10"><text:span text:style-name="T5">SERVIDOR DNS: son direcciones de ordenadores que poseen bases de datos que transforman los nombres de dominio en direcciones IP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1+width/2;x" smil:keyTimes="0;1" presentation:additive="base"/>
                  <anim:animate smil:dur="0.5s" smil:fill="hold" smil:targetElement="id3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4" smil:attributeName="visibility" smil:to="visible"/>
                  <anim:animate smil:dur="5s" smil:fill="hold" smil:targetElement="id34" smil:attributeName="width" smil:values="width;width" smil:keyTimes="0;1" presentation:additive="base"/>
                  <anim:animate smil:dur="5s" smil:fill="hold" smil:targetElement="id34" smil:attributeName="height" smil:values="0;1" smil:keyTimes="0;1" anim:formula="height*sin(2.5*pi*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 presentation:additive="base"/>
                  <anim:animate smil:dur="0.5s" smil:fill="hold" smil:targetElement="id35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6" smil:attributeName="visibility" smil:to="visible"/>
                  <anim:animate smil:dur="5s" smil:fill="hold" smil:targetElement="id36" smil:attributeName="width" smil:values="0;1" smil:keyTimes="0;1" anim:formula="width*sin(2.5*pi*$)" presentation:additive="base"/>
                  <anim:animate smil:dur="5s" smil:fill="hold" smil:targetElement="id36" smil:attributeName="height" smil:values="height;height" smil:keyTimes="0;1" presentation:additive="base"/>
                </anim:par>
              </anim:par>
            </anim:par>
          </anim:seq>
        </anim:par>
        <presentation:notes draw:style-name="dp2">
          <draw:page-thumbnail draw:layer="layout" svg:width="0.004cm" svg:height="44.529cm" svg:x="0cm" svg:y="-0.001cm" draw:page-number="10"/>
          <draw:frame presentation:style-name="pr3" draw:text-style-name="P13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2" draw:layer="layout" svg:width="22.856cm" svg:height="3.736cm" svg:x="1.27cm" svg:y="0.48cm" presentation:class="title" presentation:user-transformed="true">
          <draw:text-box>
            <text:p text:style-name="P9"><text:span text:style-name="T6">3. ELEMENTOS DE CONFIGURACIÓN EN UNA RED</text:span></text:p>
          </draw:text-box>
        </draw:frame>
        <draw:frame presentation:style-name="pr7" draw:text-style-name="P8" draw:layer="layout" svg:width="22.856cm" svg:height="12.322cm" svg:x="1.27cm" svg:y="4.444cm" presentation:class="outline" presentation:user-transformed="true">
          <draw:text-box>
            <text:list text:style-name="L5">
              <text:list-item>
                <text:p text:style-name="P10"><text:span text:style-name="T5">DHCP: (DINAMIC HOST CONFIGURATION PROTOCOL) Esta característica permite asignar automáticamente una dirección IP a un ordenador dentro de una red, sin necesidad de asignársela nosotros. Lo más normal es que a cada reinicio, el router asigne a nuestro ordenador una dirección IP diferente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0" smil:attributeName="visibility" smil:to="visible"/>
                  <anim:animate smil:dur="5s" smil:fill="hold" smil:targetElement="id30" smil:attributeName="width" smil:values="0;1" smil:keyTimes="0;1" anim:formula="width*sin(2.5*pi*$)" presentation:additive="base"/>
                  <anim:animate smil:dur="5s" smil:fill="hold" smil:targetElement="id30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1" smil:attributeName="visibility" smil:to="visible"/>
                  <anim:animate smil:dur="1s" smil:fill="hold" smil:targetElement="id31" smil:attributeName="width" smil:values="0;width" smil:keyTimes="0;1" presentation:additive="base"/>
                  <anim:animate smil:dur="1s" smil:fill="hold" smil:targetElement="id31" smil:attributeName="height" smil:values="0;height" smil:keyTimes="0;1" presentation:additive="base"/>
                  <anim:animate smil:dur="1s" smil:fill="hold" smil:targetElement="id31" smil:attributeName="x" smil:values="0;1" smil:keyTimes="0;1" anim:formula="x+(cos(-2*pi*(1-$))*-x-sin(-2*pi*(1-$))*(1-y))*(1-$)" presentation:additive="base"/>
                  <anim:animate smil:dur="1s" smil:fill="hold" smil:targetElement="id31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2" smil:attributeName="visibility" smil:to="visible"/>
                  <anim:animate smil:dur="1s" smil:fill="hold" smil:targetElement="id32" smil:attributeName="width" smil:values="0;width" smil:keyTimes="0;1" presentation:additive="base"/>
                  <anim:animate smil:dur="1s" smil:fill="hold" smil:targetElement="id32" smil:attributeName="height" smil:values="0;height" smil:keyTimes="0;1" presentation:additive="base"/>
                  <anim:animate smil:dur="1s" smil:fill="hold" smil:targetElement="id32" smil:attributeName="x" smil:values="0;1" smil:keyTimes="0;1" anim:formula="x+(cos(-2*pi*(1-$))*-x-sin(-2*pi*(1-$))*(1-y))*(1-$)" presentation:additive="base"/>
                  <anim:animate smil:dur="1s" smil:fill="hold" smil:targetElement="id32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3" smil:attributeName="visibility" smil:to="visible"/>
                  <anim:animate smil:dur="1s" smil:fill="hold" smil:targetElement="id33" smil:attributeName="width" smil:values="0;width" smil:keyTimes="0;1" presentation:additive="base"/>
                  <anim:animate smil:dur="1s" smil:fill="hold" smil:targetElement="id33" smil:attributeName="height" smil:values="0;height" smil:keyTimes="0;1" presentation:additive="base"/>
                  <anim:animate smil:dur="1s" smil:fill="hold" smil:targetElement="id33" smil:attributeName="x" smil:values="0;1" smil:keyTimes="0;1" anim:formula="x+(cos(-2*pi*(1-$))*-x-sin(-2*pi*(1-$))*(1-y))*(1-$)" presentation:additive="base"/>
                  <anim:animate smil:dur="1s" smil:fill="hold" smil:targetElement="id33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4" smil:attributeName="visibility" smil:to="visible"/>
                  <anim:animate smil:dur="5s" smil:fill="hold" smil:targetElement="id34" smil:attributeName="width" smil:values="0;1" smil:keyTimes="0;1" anim:formula="width*sin(2.5*pi*$)" presentation:additive="base"/>
                  <anim:animate smil:dur="5s" smil:fill="hold" smil:targetElement="id34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1+width/2;x" smil:keyTimes="0;1" presentation:additive="base"/>
                  <anim:animate smil:dur="0.5s" smil:fill="hold" smil:targetElement="id36" smil:attributeName="y" smil:values="0-height/2;y" smil:keyTimes="0;1" presentation:additive="base"/>
                </anim:par>
              </anim:par>
            </anim:par>
          </anim:seq>
        </anim:par>
        <presentation:notes draw:style-name="dp2">
          <draw:page-thumbnail draw:layer="layout" svg:width="0.004cm" svg:height="44.529cm" svg:x="0cm" svg:y="-19.129cm" draw:page-number="11"/>
          <draw:frame presentation:style-name="pr3" draw:text-style-name="P13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2.856cm" svg:height="3.736cm" svg:x="1.27cm" svg:y="0.48cm" presentation:class="title" presentation:user-transformed="true">
          <draw:text-box>
            <text:p text:style-name="P9"><text:span text:style-name="T6">3. ELEMENTOS DE CONFIGURACIÓN EN UNA RED</text:span></text:p>
          </draw:text-box>
        </draw:frame>
        <draw:frame presentation:style-name="pr7" draw:text-style-name="P8" draw:layer="layout" svg:width="22.856cm" svg:height="12.322cm" svg:x="1.27cm" svg:y="4.444cm" presentation:class="outline" presentation:user-transformed="true">
          <draw:text-box>
            <text:list text:style-name="L5">
              <text:list-item>
                <text:p text:style-name="P10"><text:span text:style-name="T5">GATEWAY ó PUERTA DE ENLACE: en una red de ordenadores con una sola conexión a Internet, y que deben compartir, la puerta de enlace es la dirección IP del ordenador directamente conectado a Internet a través del router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1+width/2;x" smil:keyTimes="0;1" presentation:additive="base"/>
                  <anim:animate smil:dur="0.5s" smil:fill="hold" smil:targetElement="id30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1" smil:attributeName="visibility" smil:to="visible"/>
                  <anim:animate smil:dur="1s" smil:fill="hold" smil:targetElement="id31" smil:attributeName="width" smil:values="0;width" smil:keyTimes="0;1" presentation:additive="base"/>
                  <anim:animate smil:dur="1s" smil:fill="hold" smil:targetElement="id31" smil:attributeName="height" smil:values="0;height" smil:keyTimes="0;1" presentation:additive="base"/>
                  <anim:animate smil:dur="1s" smil:fill="hold" smil:targetElement="id31" smil:attributeName="x" smil:values="0;1" smil:keyTimes="0;1" anim:formula="x+(cos(-2*pi*(1-$))*-x-sin(-2*pi*(1-$))*(1-y))*(1-$)" presentation:additive="base"/>
                  <anim:animate smil:dur="1s" smil:fill="hold" smil:targetElement="id31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2" smil:attributeName="visibility" smil:to="visible"/>
                  <anim:animate smil:dur="5s" smil:fill="hold" smil:targetElement="id32" smil:attributeName="width" smil:values="width;width" smil:keyTimes="0;1" presentation:additive="base"/>
                  <anim:animate smil:dur="5s" smil:fill="hold" smil:targetElement="id32" smil:attributeName="height" smil:values="0;1" smil:keyTimes="0;1" anim:formula="height*sin(2.5*pi*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 presentation:additive="base"/>
                  <anim:animate smil:dur="0.5s" smil:fill="hold" smil:targetElement="id33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4" smil:attributeName="visibility" smil:to="visible"/>
                  <anim:animate smil:dur="1s" smil:fill="hold" smil:targetElement="id34" smil:attributeName="width" smil:values="0;width" smil:keyTimes="0;1" presentation:additive="base"/>
                  <anim:animate smil:dur="1s" smil:fill="hold" smil:targetElement="id34" smil:attributeName="height" smil:values="0;height" smil:keyTimes="0;1" presentation:additive="base"/>
                  <anim:animate smil:dur="1s" smil:fill="hold" smil:targetElement="id34" smil:attributeName="x" smil:values="0;1" smil:keyTimes="0;1" anim:formula="x+(cos(-2*pi*(1-$))*-x-sin(-2*pi*(1-$))*(1-y))*(1-$)" presentation:additive="base"/>
                  <anim:animate smil:dur="1s" smil:fill="hold" smil:targetElement="id34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6" smil:attributeName="visibility" smil:to="visible"/>
                  <anim:animate smil:dur="5s" smil:fill="hold" smil:targetElement="id36" smil:attributeName="width" smil:values="width;width" smil:keyTimes="0;1" presentation:additive="base"/>
                  <anim:animate smil:dur="5s" smil:fill="hold" smil:targetElement="id36" smil:attributeName="height" smil:values="0;1" smil:keyTimes="0;1" anim:formula="height*sin(2.5*pi*$)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0.004cm" svg:height="44.529cm" svg:x="0cm" svg:y="-0.001cm" draw:page-number="12"/>
          <draw:frame presentation:style-name="pr3" draw:text-style-name="P13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2.856cm" svg:height="3.736cm" svg:x="1.27cm" svg:y="0.48cm" presentation:class="title" presentation:user-transformed="true">
          <draw:text-box>
            <text:p text:style-name="P9"><text:span text:style-name="T6">4. DEFINICIONES GENERALES</text:span></text:p>
          </draw:text-box>
        </draw:frame>
        <draw:frame presentation:style-name="pr7" draw:text-style-name="P8" draw:layer="layout" svg:width="22.856cm" svg:height="12.322cm" svg:x="1.27cm" svg:y="4.444cm" presentation:class="outline" presentation:user-transformed="true">
          <draw:text-box>
            <text:list text:style-name="L5">
              <text:list-item>
                <text:p text:style-name="P10"><text:span text:style-name="T5">BLUETOOTH:sistema de transmisión entre dispositivos electrónicos (ordenadores, móviles, etc...) que permite intercambiar voz y datos entre ellos.</text:span></text:p>
              </text:list-item>
            </text:list>
            <text:list text:style-name="L5">
              <text:list-item>
                <text:p text:style-name="P10"><text:span text:style-name="T5">HTML (Hyper Text Markup Language): lenguaje en que están escritas las páginas web o HIPERTEXTOS (textos con imágenes, sonidos, gráficos e hipervínculos)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0" smil:attributeName="visibility" smil:to="visible"/>
                  <anim:animate smil:dur="1s" smil:fill="hold" smil:targetElement="id30" smil:attributeName="width" smil:values="0;width" smil:keyTimes="0;1" presentation:additive="base"/>
                  <anim:animate smil:dur="1s" smil:fill="hold" smil:targetElement="id30" smil:attributeName="height" smil:values="0;height" smil:keyTimes="0;1" presentation:additive="base"/>
                  <anim:animate smil:dur="1s" smil:fill="hold" smil:targetElement="id30" smil:attributeName="x" smil:values="0;1" smil:keyTimes="0;1" anim:formula="x+(cos(-2*pi*(1-$))*-x-sin(-2*pi*(1-$))*(1-y))*(1-$)" presentation:additive="base"/>
                  <anim:animate smil:dur="1s" smil:fill="hold" smil:targetElement="id30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1+width/2;x" smil:keyTimes="0;1" presentation:additive="base"/>
                  <anim:animate smil:dur="0.5s" smil:fill="hold" smil:targetElement="id3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 presentation:additive="base"/>
                  <anim:animate smil:dur="0.5s" smil:fill="hold" smil:targetElement="id33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5" smil:attributeName="visibility" smil:to="visible"/>
                  <anim:animate smil:dur="5s" smil:fill="hold" smil:targetElement="id35" smil:attributeName="width" smil:values="0;1" smil:keyTimes="0;1" anim:formula="width*sin(2.5*pi*$)" presentation:additive="base"/>
                  <anim:animate smil:dur="5s" smil:fill="hold" smil:targetElement="id35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6" smil:attributeName="visibility" smil:to="visible"/>
                  <anim:animate smil:dur="5s" smil:fill="hold" smil:targetElement="id36" smil:attributeName="width" smil:values="0;1" smil:keyTimes="0;1" anim:formula="width*sin(2.5*pi*$)" presentation:additive="base"/>
                  <anim:animate smil:dur="5s" smil:fill="hold" smil:targetElement="id36" smil:attributeName="height" smil:values="height;height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0.004cm" svg:height="44.529cm" svg:x="0cm" svg:y="-19.129cm" draw:page-number="13"/>
          <draw:frame presentation:style-name="pr3" draw:text-style-name="P13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2.856cm" svg:height="3.736cm" svg:x="1.27cm" svg:y="0.48cm" presentation:class="title" presentation:user-transformed="true">
          <draw:text-box>
            <text:p text:style-name="P9"><text:span text:style-name="T6">4. DEFINICIONES GENERALES</text:span></text:p>
          </draw:text-box>
        </draw:frame>
        <draw:frame presentation:style-name="pr7" draw:text-style-name="P8" draw:layer="layout" svg:width="22.856cm" svg:height="13.823cm" svg:x="1.27cm" svg:y="4.444cm" presentation:class="outline" presentation:user-transformed="true">
          <draw:text-box>
            <text:list text:style-name="L5">
              <text:list-item>
                <text:p text:style-name="P10"><text:span text:style-name="T5">http: PROTOCOLO (Lenguaje de comunicación) que permite a dos ordenadores enviarse hipertextos mutuamente. El protocolo http permite a un ordenador interpretar una página html.</text:span></text:p>
              </text:list-item>
            </text:list>
            <text:list text:style-name="L5">
              <text:list-item>
                <text:p text:style-name="P10"><text:span text:style-name="T5">https: variación DE SEGURIDAD del http. Requiere al usuario que se conecta que se identifique con un nombre y una clave para poder mostrar la información.</text:span></text:p>
              </text:list-item>
            </text:list>
            <text:list text:style-name="L5">
              <text:list-item>
                <text:p text:style-name="P10"><text:span text:style-name="T5">ftp: File Transfer Protocol: protocolo que permite a un ordenador enviar datos DE CUALQUIER TIPO directamente a otro ordenador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0" smil:attributeName="visibility" smil:to="visible"/>
                  <anim:animate smil:dur="5s" smil:fill="hold" smil:targetElement="id30" smil:attributeName="width" smil:values="width;width" smil:keyTimes="0;1" presentation:additive="base"/>
                  <anim:animate smil:dur="5s" smil:fill="hold" smil:targetElement="id30" smil:attributeName="height" smil:values="0;1" smil:keyTimes="0;1" anim:formula="height*sin(2.5*pi*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2" smil:attributeName="visibility" smil:to="visible"/>
                  <anim:animate smil:dur="5s" smil:fill="hold" smil:targetElement="id32" smil:attributeName="width" smil:values="width;width" smil:keyTimes="0;1" presentation:additive="base"/>
                  <anim:animate smil:dur="5s" smil:fill="hold" smil:targetElement="id32" smil:attributeName="height" smil:values="0;1" smil:keyTimes="0;1" anim:formula="height*sin(2.5*pi*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 presentation:additive="base"/>
                  <anim:animate smil:dur="0.5s" smil:fill="hold" smil:targetElement="id33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4" smil:attributeName="visibility" smil:to="visible"/>
                  <anim:animate smil:dur="5s" smil:fill="hold" smil:targetElement="id34" smil:attributeName="width" smil:values="width;width" smil:keyTimes="0;1" presentation:additive="base"/>
                  <anim:animate smil:dur="5s" smil:fill="hold" smil:targetElement="id34" smil:attributeName="height" smil:values="0;1" smil:keyTimes="0;1" anim:formula="height*sin(2.5*pi*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 presentation:additive="base"/>
                  <anim:animate smil:dur="0.5s" smil:fill="hold" smil:targetElement="id35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1+width/2;x" smil:keyTimes="0;1" presentation:additive="base"/>
                  <anim:animate smil:dur="0.5s" smil:fill="hold" smil:targetElement="id36" smil:attributeName="y" smil:values="0-height/2;y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0.004cm" svg:height="44.529cm" svg:x="0cm" svg:y="-0.001cm" draw:page-number="14"/>
          <draw:frame presentation:style-name="pr3" draw:text-style-name="P13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2.856cm" svg:height="3.736cm" svg:x="1.27cm" svg:y="0.48cm" presentation:class="title" presentation:user-transformed="true">
          <draw:text-box>
            <text:p text:style-name="P9"><text:span text:style-name="T6">4. DEFINICIONES GENERALES</text:span></text:p>
          </draw:text-box>
        </draw:frame>
        <draw:frame presentation:style-name="pr7" draw:text-style-name="P8" draw:layer="layout" svg:width="22.856cm" svg:height="12.322cm" svg:x="1.27cm" svg:y="4.444cm" presentation:class="outline" presentation:user-transformed="true">
          <draw:text-box>
            <text:list text:style-name="L5">
              <text:list-item>
                <text:p text:style-name="P10"><text:span text:style-name="T5">SERVIDOR: DENTRO DE UNA RED DE ORDENADORES, ES EL ORDENADOR PRINCIPAL QUE CONTROLA LA COMUNICACIÓN CON LOS OTROS ORDENADORES Y CON INTERNET. 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0" smil:attributeName="visibility" smil:to="visible"/>
                  <anim:animate smil:dur="5s" smil:fill="hold" smil:targetElement="id30" smil:attributeName="width" smil:values="width;width" smil:keyTimes="0;1" presentation:additive="base"/>
                  <anim:animate smil:dur="5s" smil:fill="hold" smil:targetElement="id30" smil:attributeName="height" smil:values="0;1" smil:keyTimes="0;1" anim:formula="height*sin(2.5*pi*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4" smil:attributeName="visibility" smil:to="visible"/>
                  <anim:animate smil:dur="1s" smil:fill="hold" smil:targetElement="id34" smil:attributeName="width" smil:values="0;width" smil:keyTimes="0;1" presentation:additive="base"/>
                  <anim:animate smil:dur="1s" smil:fill="hold" smil:targetElement="id34" smil:attributeName="height" smil:values="0;height" smil:keyTimes="0;1" presentation:additive="base"/>
                  <anim:animate smil:dur="1s" smil:fill="hold" smil:targetElement="id34" smil:attributeName="x" smil:values="0;1" smil:keyTimes="0;1" anim:formula="x+(cos(-2*pi*(1-$))*-x-sin(-2*pi*(1-$))*(1-y))*(1-$)" presentation:additive="base"/>
                  <anim:animate smil:dur="1s" smil:fill="hold" smil:targetElement="id34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5" smil:attributeName="visibility" smil:to="visible"/>
                  <anim:animate smil:dur="1s" smil:fill="hold" smil:targetElement="id35" smil:attributeName="width" smil:values="0;width" smil:keyTimes="0;1" presentation:additive="base"/>
                  <anim:animate smil:dur="1s" smil:fill="hold" smil:targetElement="id35" smil:attributeName="height" smil:values="0;height" smil:keyTimes="0;1" presentation:additive="base"/>
                  <anim:animate smil:dur="1s" smil:fill="hold" smil:targetElement="id35" smil:attributeName="x" smil:values="0;1" smil:keyTimes="0;1" anim:formula="x+(cos(-2*pi*(1-$))*-x-sin(-2*pi*(1-$))*(1-y))*(1-$)" presentation:additive="base"/>
                  <anim:animate smil:dur="1s" smil:fill="hold" smil:targetElement="id35" smil:attributeName="y" smil:values="0;1" smil:keyTimes="0;1" anim:formula="y+(sin(-2*pi*(1-$))*-x+cos(-2*pi*(1-$))*(1-y))*(1-$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36" smil:attributeName="visibility" smil:to="visible"/>
                  <anim:animate smil:dur="1s" smil:fill="hold" smil:targetElement="id36" smil:attributeName="width" smil:values="0;width" smil:keyTimes="0;1" presentation:additive="base"/>
                  <anim:animate smil:dur="1s" smil:fill="hold" smil:targetElement="id36" smil:attributeName="height" smil:values="0;height" smil:keyTimes="0;1" presentation:additive="base"/>
                  <anim:animate smil:dur="1s" smil:fill="hold" smil:targetElement="id36" smil:attributeName="x" smil:values="0;1" smil:keyTimes="0;1" anim:formula="x+(cos(-2*pi*(1-$))*-x-sin(-2*pi*(1-$))*(1-y))*(1-$)" presentation:additive="base"/>
                  <anim:animate smil:dur="1s" smil:fill="hold" smil:targetElement="id36" smil:attributeName="y" smil:values="0;1" smil:keyTimes="0;1" anim:formula="y+(sin(-2*pi*(1-$))*-x+cos(-2*pi*(1-$))*(1-y))*(1-$)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0.004cm" svg:height="44.529cm" svg:x="0cm" svg:y="-19.129cm" draw:page-number="15"/>
          <draw:frame presentation:style-name="pr3" draw:text-style-name="P13" draw:layer="layout" svg:width="15.231cm" svg:height="11.428cm" svg:x="1.90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axial" draw:start-color="#008000" draw:end-color="#ffffff" draw:start-intensity="100%" draw:end-intensity="100%" draw:angle="22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1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008000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1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3cm" fo:margin-right="0cm" fo:margin-top="0.282cm" fo:margin-bottom="0cm" fo:line-height="101%" fo:text-align="start" text:enable-numbering="true" fo:text-indent="0cm" style:punctuation-wrap="hanging" style:line-break="strict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4cm" fo:margin-right="0cm" fo:margin-top="0.246cm" fo:margin-bottom="0cm" fo:line-height="101%" fo:text-align="start" text:enable-numbering="true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1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gradient" draw:fill-color="#008000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4%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4%" fo:text-align="center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104%" fo:text-align="end" text:enable-numbering="false" fo:text-indent="0cm" style:punctuation-wrap="hanging" style:line-break="stric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GB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a1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5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51cm" svg:height="3.979cm" svg:x="1.269cm" svg:y="0.357cm" presentation:class="title" presentation:placeholder="true">
        <draw:text-box/>
      </draw:frame>
      <draw:frame presentation:style-name="Default-outline1" draw:layer="backgroundobjects" svg:width="22.851cm" svg:height="12.569cm" svg:x="1.269cm" svg:y="4.445cm" presentation:class="outline" presentation:placeholder="true">
        <draw:text-box/>
      </draw:frame>
      <draw:frame presentation:style-name="pr1" draw:text-style-name="P3" draw:layer="backgroundobjects" svg:width="5.918cm" svg:height="1.315cm" svg:x="1.27cm" svg:y="17.348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035cm" svg:height="1.315cm" svg:x="8.677cm" svg:y="17.348cm" presentation:class="footer">
        <draw:text-box>
          <text:p text:style-name="P4"><text:span text:style-name="T2"><presentation:footer/></text:span></text:p>
        </draw:text-box>
      </draw:frame>
      <draw:frame presentation:style-name="pr3" draw:text-style-name="P5" draw:layer="backgroundobjects" svg:width="5.918cm" svg:height="1.315cm" svg:x="18.203cm" svg:y="17.348cm" presentation:class="page-number">
        <draw:text-box>
          <text:p text:style-name="P5"><text:span text:style-name="T2"><text:page-number>15</text:page-number></text:span></text:p>
        </draw:text-box>
      </draw:frame>
      <presentation:notes style:page-layout-name="PM0">
        <office:forms form:automatic-focus="false" form:apply-design-mode="false"/>
        <draw:rect draw:style-name="gr3" draw:text-style-name="P6" draw:layer="backgroundobjects" svg:width="19.05cm" svg:height="25.4cm" svg:x="0cm" svg:y="0cm">
          <text:p/>
        </draw:rect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44.526cm" svg:x="-0.001cm" svg:y="-20.334cm" presentation:class="page"/>
        <draw:frame presentation:style-name="Default-notes" draw:layer="backgroundobjects" svg:width="15.231cm" svg:height="11.427cm" svg:x="1.90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dc:title>TEMA 1. MATERIALES METÁLICOS</dc:title>
    <meta:creation-date>2007-10-24T10:26:08</meta:creation-date>
    <dc:date>2007-10-31T11:24:51</dc:date>
    <meta:print-date>2007-10-21T23:15:55</meta:print-date>
    <dc:language>es-ES</dc:language>
    <meta:editing-cycles>6</meta:editing-cycles>
    <meta:editing-duration>PT1H19M28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